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64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833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4.731cm" fo:break-before="auto" style:use-optimal-row-height="false"/>
    </style:style>
    <style:style style:name="ro23" style:family="table-row">
      <style:table-row-properties style:row-height="0.709cm" fo:break-before="auto" style:use-optimal-row-height="false"/>
    </style:style>
    <style:style style:name="ro24" style:family="table-row">
      <style:table-row-properties style:row-height="0.669cm" fo:break-before="auto" style:use-optimal-row-height="false"/>
    </style:style>
    <style:style style:name="ro26" style:family="table-row">
      <style:table-row-properties style:row-height="2.464cm" fo:break-before="auto" style:use-optimal-row-height="true"/>
    </style:style>
    <style:style style:name="ro27" style:family="table-row">
      <style:table-row-properties style:row-height="1.662cm" fo:break-before="auto" style:use-optimal-row-height="false"/>
    </style:style>
    <style:style style:name="ro28" style:family="table-row">
      <style:table-row-properties style:row-height="1.767cm" fo:break-before="auto" style:use-optimal-row-height="false"/>
    </style:style>
    <style:style style:name="ro29" style:family="table-row">
      <style:table-row-properties style:row-height="0.497cm" fo:break-before="auto" style:use-optimal-row-height="false"/>
    </style:style>
    <style:style style:name="ro30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2.011cm" fo:break-before="auto" style:use-optimal-row-height="false"/>
    </style:style>
    <style:style style:name="ro32" style:family="table-row">
      <style:table-row-properties style:row-height="2.297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2.963cm" fo:break-before="auto" style:use-optimal-row-height="false"/>
    </style:style>
    <style:style style:name="ro35" style:family="table-row">
      <style:table-row-properties style:row-height="1.873cm" fo:break-before="auto" style:use-optimal-row-height="false"/>
    </style:style>
    <style:style style:name="ro36" style:family="table-row">
      <style:table-row-properties style:row-height="2.085cm" fo:break-before="auto" style:use-optimal-row-height="false"/>
    </style:style>
    <style:style style:name="ro37" style:family="table-row">
      <style:table-row-properties style:row-height="1.376cm" fo:break-before="auto" style:use-optimal-row-height="false"/>
    </style:style>
    <style:style style:name="ro38" style:family="table-row">
      <style:table-row-properties style:row-height="2.256cm" fo:break-before="auto" style:use-optimal-row-height="false"/>
    </style:style>
    <style:style style:name="ro39" style:family="table-row">
      <style:table-row-properties style:row-height="1.132cm" fo:break-before="auto" style:use-optimal-row-height="false"/>
    </style:style>
    <style:style style:name="ro40" style:family="table-row">
      <style:table-row-properties style:row-height="1.799cm" fo:break-before="auto" style:use-optimal-row-height="false"/>
    </style:style>
    <style:style style:name="ro41" style:family="table-row">
      <style:table-row-properties style:row-height="2.06cm" fo:break-before="auto" style:use-optimal-row-height="true"/>
    </style:style>
    <style:style style:name="ro42" style:family="table-row">
      <style:table-row-properties style:row-height="2.223cm" fo:break-before="auto" style:use-optimal-row-height="false"/>
    </style:style>
    <style:style style:name="ro43" style:family="table-row">
      <style:table-row-properties style:row-height="1.409cm" fo:break-before="auto" style:use-optimal-row-height="false"/>
    </style:style>
    <style:style style:name="ro45" style:family="table-row">
      <style:table-row-properties style:row-height="1.693cm" fo:break-before="auto" style:use-optimal-row-height="false"/>
    </style:style>
    <style:style style:name="ro46" style:family="table-row">
      <style:table-row-properties style:row-height="1.304cm" fo:break-before="auto" style:use-optimal-row-height="false"/>
    </style:style>
    <style:style style:name="ro48" style:family="table-row">
      <style:table-row-properties style:row-height="0.741cm" fo:break-before="auto" style:use-optimal-row-height="false"/>
    </style:style>
    <style:style style:name="ro49" style:family="table-row">
      <style:table-row-properties style:row-height="1.238cm" fo:break-before="auto" style:use-optimal-row-height="false"/>
    </style:style>
    <style:style style:name="ro50" style:family="table-row">
      <style:table-row-properties style:row-height="0.986cm" fo:break-before="auto" style:use-optimal-row-height="false"/>
    </style:style>
    <style:style style:name="ro51" style:family="table-row">
      <style:table-row-properties style:row-height="0.6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7" style:family="table-cell" style:parent-style-name="Default" style:data-style-name="N0">
      <style:table-cell-properties fo:background-color="transparent" fo:border="2.01pt solid #000000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55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6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0">
      <style:table-cell-properties fo:background-color="transparent" fo:border="2.01pt solid #000000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6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8" style:family="table-cell" style:parent-style-name="Default" style:data-style-name="N0">
      <style:table-cell-properties fo:background-color="#ffff00" fo:border="2.01pt solid #000000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02" style:family="table-cell" style:parent-style-name="Default" style:data-style-name="N0">
      <style:table-cell-properties fo:background-color="transparent" fo:border="0.06pt solid #000000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0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05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6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7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8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9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12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57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9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2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3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3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34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3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3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3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40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1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5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10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0"/>
        <table:table-column table:style-name="co2" table:default-cell-style-name="ce110"/>
        <table:table-column table:style-name="co3" table:default-cell-style-name="ce110"/>
        <table:table-column table:style-name="co1" table:number-columns-repeated="56" table:default-cell-style-name="ce110"/>
        <table:table-row table:style-name="ro1">
          <table:table-cell table:number-columns-repeated="64"/>
        </table:table-row>
        <table:table-row table:style-name="ro2">
          <table:table-cell table:style-name="ce155" office:value-type="string" calcext:value-type="string">
            <text:p>NOM</text:p>
          </table:table-cell>
          <table:table-cell table:style-name="ce168" table:number-columns-spanned="3" table:number-rows-spanned="1"/>
          <table:covered-table-cell table:number-columns-repeated="2"/>
          <table:table-cell table:style-name="ce155" office:value-type="string" calcext:value-type="string">
            <text:p>PRENOM</text:p>
          </table:table-cell>
          <table:table-cell table:style-name="ce168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57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58" office:value-type="string" calcext:value-type="string" table:number-columns-spanned="8" table:number-rows-spanned="1">
            <text:p>à retourner dûment renseignées avant le <text:span text:style-name="T6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59" table:number-columns-repeated="8"/>
          <table:table-cell table:number-columns-repeated="56"/>
        </table:table-row>
        <table:table-row table:style-name="ro7">
          <table:table-cell table:style-name="ce160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59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61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61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62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63" office:value-type="string" calcext:value-type="string">
            <text:p>Cours</text:p>
          </table:table-cell>
          <table:table-cell table:style-name="ce169" office:value-type="float" office:value="1.5" calcext:value-type="float">
            <text:p>1,5</text:p>
          </table:table-cell>
          <table:table-cell table:style-name="ce163" office:value-type="string" calcext:value-type="string">
            <text:p>TD</text:p>
          </table:table-cell>
          <table:table-cell table:style-name="ce169" office:value-type="float" office:value="1.125" calcext:value-type="float">
            <text:p>1,125</text:p>
          </table:table-cell>
          <table:table-cell table:style-name="ce163" office:value-type="string" calcext:value-type="string">
            <text:p>TP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69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61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61" table:number-columns-repeated="8"/>
          <table:table-cell table:number-columns-repeated="56"/>
        </table:table-row>
        <table:table-row table:style-name="ro10">
          <table:table-cell table:style-name="ce161" office:value-type="string" calcext:value-type="string" table:number-columns-spanned="8" table:number-rows-spanned="1">
            <text:p>Parmi votre choix d'enseignements, merci de lister dans l'encart ci-dessous ceux que vous <text:span text:style-name="T9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64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65" table:number-columns-repeated="8"/>
          <table:table-cell table:number-columns-repeated="56"/>
        </table:table-row>
        <table:table-row table:style-name="ro12">
          <table:table-cell table:style-name="ce162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04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61" table:number-columns-repeated="4"/>
          <table:table-cell table:number-columns-repeated="52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62" office:value-type="string" calcext:value-type="string" table:number-columns-spanned="7" table:number-rows-spanned="1">
            <text:p>Nombre d'heures d'enseignement que vous souhaitez assurer <text:span text:style-name="T10">dans les formations MIDO</text:span> (hors M2 et apprentissage)</text:p>
          </table:table-cell>
          <table:covered-table-cell table:number-columns-repeated="6"/>
          <table:table-cell table:style-name="ce209"/>
          <table:table-cell table:number-columns-repeated="56"/>
        </table:table-row>
        <table:table-row table:style-name="ro13">
          <table:table-cell table:style-name="ce161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61"/>
          <table:table-cell table:style-name="ce201" office:value-type="string" calcext:value-type="string" table:number-columns-spanned="2" table:number-rows-spanned="1">
            <text:p>Diplôme</text:p>
          </table:table-cell>
          <table:covered-table-cell/>
          <table:table-cell table:style-name="ce201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06" office:value-type="string" calcext:value-type="string">
            <text:p>Volume Horaire (eqtd)</text:p>
          </table:table-cell>
          <table:table-cell table:style-name="ce208"/>
          <table:table-cell table:style-name="ce161"/>
          <table:table-cell table:number-columns-repeated="56"/>
        </table:table-row>
        <table:table-row table:style-name="ro3">
          <table:table-cell table:style-name="ce166" office:value-type="string" calcext:value-type="string">
            <text:p>LSO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3">
          <table:table-cell table:style-name="ce166" office:value-type="string" calcext:value-type="string">
            <text:p>MSO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3">
          <table:table-cell table:style-name="ce166" office:value-type="string" calcext:value-type="string">
            <text:p>MIDO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3">
          <table:table-cell table:style-name="ce166" office:value-type="string" calcext:value-type="string">
            <text:p>DEP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15">
          <table:table-cell table:style-name="ce167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203" table:number-columns-repeated="3"/>
          <table:table-cell table:number-columns-repeated="58"/>
        </table:table-row>
        <table:table-row table:style-name="ro3">
          <table:table-cell table:style-name="ce164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10"/>
        <table:table-column table:style-name="co1" table:number-columns-repeated="7" table:default-cell-style-name="ce210"/>
        <table:table-column table:style-name="co11" table:default-cell-style-name="ce79"/>
        <table:table-column table:style-name="co12" table:default-cell-style-name="ce210"/>
        <table:table-column table:style-name="co1" table:number-columns-repeated="7" table:default-cell-style-name="ce210"/>
        <table:table-column table:style-name="co3" table:visibility="collapse" table:default-cell-style-name="ce210"/>
        <table:table-column table:style-name="co1" table:number-columns-repeated="46" table:default-cell-style-name="ce210"/>
        <table:table-row table:style-name="ro19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55" office:value-type="string" calcext:value-type="string">
            <text:p>NOM</text:p>
          </table:table-cell>
          <table:table-cell table:style-name="ce168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55" office:value-type="string" calcext:value-type="string">
            <text:p>PRENOM</text:p>
          </table:table-cell>
          <table:table-cell table:style-name="ce168" office:value-type="string" calcext:value-type="string" table:number-columns-spanned="3" table:number-rows-spanned="1">
            <text:p>Jane</text:p>
          </table:table-cell>
          <table:covered-table-cell table:number-columns-repeated="2"/>
          <table:table-cell table:style-name="ce80"/>
          <table:table-cell table:style-name="ce110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0"/>
          <table:table-cell office:value-type="string" calcext:value-type="string">
            <text:p>ATER</text:p>
          </table:table-cell>
          <table:table-cell table:style-name="ce110"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ADRESSE</text:p>
          </table:table-cell>
          <table:table-cell table:style-name="ce212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0" office:value-type="string" calcext:value-type="string">
            <text:p>MCF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55" office:value-type="string" calcext:value-type="string">
            <text:p>VILLE</text:p>
          </table:table-cell>
          <table:table-cell table:style-name="ce212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TEL PERSONNEL</text:p>
          </table:table-cell>
          <table:table-cell table:style-name="ce168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55" office:value-type="string" calcext:value-type="string">
            <text:p>TEL PORTABLE</text:p>
          </table:table-cell>
          <table:table-cell table:style-name="ce168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MAIL PERSONNEL</text:p>
          </table:table-cell>
          <table:table-cell table:style-name="ce214" office:value-type="string" calcext:value-type="string" table:number-columns-spanned="7" table:number-rows-spanned="1">
            <text:p><text:span text:style-name="T13"><text:a xlink:href="mailto:jane.doe@hotmail.fr" xlink:type="simple">jane.doe@hotmail.fr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MAIL DAUPHINE</text:p>
          </table:table-cell>
          <table:table-cell table:style-name="ce215" office:value-type="string" calcext:value-type="string" table:number-columns-spanned="7" table:number-rows-spanned="1">
            <text:p><text:a xlink:href="mailto:jane.does@dauphine.fr" xlink:type="simple">jane.does@dauphine.fr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1">
          <table:table-cell table:style-name="ce155" office:value-type="string" calcext:value-type="string">
            <text:p>STATUT</text:p>
          </table:table-cell>
          <table:table-cell table:style-name="ce215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55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55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55"/>
          <table:table-cell table:number-columns-repeated="4"/>
          <table:table-cell table:style-name="ce155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2">
          <table:table-cell table:style-name="ce91" office:value-type="string" calcext:value-type="string" table:number-columns-spanned="8" table:number-rows-spanned="1">
            <text:p>Dans la grille ci-contre, indiquez <text:span text:style-name="T12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12">horaires concentrés</text:span> sur quelques journées ou au contraire <text:span text:style-name="T12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visibility="collapse" table:number-columns-repeated="2" table:default-cell-style-name="ce110"/>
        <table:table-column table:style-name="co17" table:default-cell-style-name="ce110"/>
        <table:table-column table:style-name="co1" table:default-cell-style-name="ce110"/>
        <table:table-column table:style-name="co18" table:default-cell-style-name="ce110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5" table:default-cell-style-name="ce110"/>
        <table:table-column table:style-name="co24" table:visibility="collapse" table:number-columns-repeated="2" table:default-cell-style-name="ce110"/>
        <table:table-column table:style-name="co25" table:default-cell-style-name="ce110"/>
        <table:table-column table:style-name="co1" table:default-cell-style-name="ce110"/>
        <table:table-column table:style-name="co26" table:default-cell-style-name="ce110"/>
        <table:table-column table:style-name="co27" table:default-cell-style-name="ce110"/>
        <table:table-column table:style-name="co20" table:number-columns-repeated="5" table:default-cell-style-name="ce110"/>
        <table:table-column table:style-name="co1" table:number-columns-repeated="2" table:default-cell-style-name="ce110"/>
        <table:table-column table:style-name="co1" table:default-cell-style-name="ce210"/>
        <table:table-column table:style-name="co1" table:number-columns-repeated="33" table:default-cell-style-name="ce110"/>
        <table:table-row table:style-name="ro23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8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04"/>
          <table:covered-table-cell table:number-columns-repeated="3"/>
          <table:table-cell table:number-columns-repeated="51"/>
        </table:table-row>
        <table:table-row table:style-name="ro24">
          <table:table-cell/>
          <table:table-cell table:style-name="ce157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04"/>
          <table:covered-table-cell table:number-columns-repeated="4"/>
          <table:table-cell/>
          <table:table-cell table:style-name="ce157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6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57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7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66" office:value-type="string" calcext:value-type="string">
            <text:p>Lebourg</text:p>
          </table:table-cell>
          <table:table-cell table:style-name="ce166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54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7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66" office:value-type="string" calcext:value-type="string">
            <text:p>Vialard</text:p>
          </table:table-cell>
          <table:table-cell table:style-name="ce166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54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57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7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66" office:value-type="string" calcext:value-type="string">
            <text:p>Cazenave</text:p>
          </table:table-cell>
          <table:table-cell table:style-name="ce166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4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57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57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66" office:value-type="string" calcext:value-type="string">
            <text:p>Boussion</text:p>
          </table:table-cell>
          <table:table-cell table:style-name="ce166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4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57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7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66" office:value-type="string" calcext:value-type="string">
            <text:p>Mayag</text:p>
          </table:table-cell>
          <table:table-cell table:style-name="ce166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54" table:content-validation-name="val2"/>
          <table:table-cell table:style-name="ce307" table:content-validation-name="val2"/>
          <table:table-cell table:style-name="ce257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8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54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66" office:value-type="string" calcext:value-type="string">
            <text:p>Mayag</text:p>
          </table:table-cell>
          <table:table-cell table:style-name="ce166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54" table:content-validation-name="val2"/>
          <table:table-cell table:style-name="ce307" table:content-validation-name="val2"/>
          <table:table-cell table:style-name="ce257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57" table:content-validation-name="val2" office:value-type="string" calcext:value-type="string">
            <text:p>Choix C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66" office:value-type="string" calcext:value-type="string">
            <text:p>Mayag</text:p>
          </table:table-cell>
          <table:table-cell table:style-name="ce166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54" table:content-validation-name="val2"/>
          <table:table-cell table:style-name="ce307" table:content-validation-name="val2"/>
          <table:table-cell table:style-name="ce257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66" office:value-type="string" calcext:value-type="string">
            <text:p>Chagny</text:p>
          </table:table-cell>
          <table:table-cell table:style-name="ce166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4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57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66" office:value-type="string" calcext:value-type="string">
            <text:p>Bourrel</text:p>
          </table:table-cell>
          <table:table-cell table:style-name="ce166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9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59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66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4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66" office:value-type="string" calcext:value-type="string">
            <text:p>Bourrel</text:p>
          </table:table-cell>
          <table:table-cell table:style-name="ce166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57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64" table:number-columns-spanned="12" table:number-rows-spanned="5"/>
          <table:covered-table-cell table:number-columns-repeated="5"/>
          <table:covered-table-cell table:number-columns-repeated="2" table:style-name="ce204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72"/>
          <table:table-cell table:style-name="ce272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9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9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64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4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0"/>
        <table:table-column table:style-name="co28" table:default-cell-style-name="ce113"/>
        <table:table-column table:style-name="co3" table:default-cell-style-name="ce159"/>
        <table:table-column table:style-name="co3" table:visibility="collapse" table:default-cell-style-name="ce159"/>
        <table:table-column table:style-name="co29" table:visibility="collapse" table:default-cell-style-name="ce159"/>
        <table:table-column table:style-name="co30" table:default-cell-style-name="ce159"/>
        <table:table-column table:style-name="co31" table:default-cell-style-name="ce159"/>
        <table:table-column table:style-name="co32" table:default-cell-style-name="ce159"/>
        <table:table-column table:style-name="co33" table:number-columns-repeated="3" table:default-cell-style-name="ce159"/>
        <table:table-column table:style-name="co17" table:default-cell-style-name="ce159"/>
        <table:table-column table:style-name="co19" table:number-columns-repeated="2" table:default-cell-style-name="ce159"/>
        <table:table-column table:style-name="co34" table:default-cell-style-name="ce110"/>
        <table:table-column table:style-name="co35" table:default-cell-style-name="ce92"/>
        <table:table-column table:style-name="co15" table:default-cell-style-name="ce110"/>
        <table:table-column table:style-name="co36" table:visibility="collapse" table:default-cell-style-name="ce110"/>
        <table:table-column table:style-name="co29" table:visibility="collapse" table:default-cell-style-name="ce110"/>
        <table:table-column table:style-name="co37" table:default-cell-style-name="ce110"/>
        <table:table-column table:style-name="co38" table:default-cell-style-name="ce110"/>
        <table:table-column table:style-name="co21" table:default-cell-style-name="ce110"/>
        <table:table-column table:style-name="co39" table:default-cell-style-name="ce110"/>
        <table:table-column table:style-name="co17" table:default-cell-style-name="ce110"/>
        <table:table-column table:style-name="co40" table:default-cell-style-name="ce110"/>
        <table:table-column table:style-name="co41" table:default-cell-style-name="ce110"/>
        <table:table-column table:style-name="co42" table:default-cell-style-name="ce110"/>
        <table:table-column table:style-name="co40" table:default-cell-style-name="ce110"/>
        <table:table-column table:style-name="co43" table:number-columns-repeated="6" table:default-cell-style-name="ce110"/>
        <table:table-column table:style-name="co1" table:number-columns-repeated="30" table:default-cell-style-name="ce110"/>
        <table:table-row table:style-name="ro30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0">
          <table:table-cell/>
          <table:table-cell table:style-name="ce157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57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1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2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 office:value-type="string" calcext:value-type="string">
            <text:p>Choix A</text:p>
          </table:table-cell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 table:number-columns-repeated="64"/>
        </table:table-row>
        <table:table-row table:style-name="ro15">
          <table:table-cell/>
          <table:table-cell table:style-name="ce11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04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0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0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 table:number-rows-repeated="1048553">
          <table:table-cell table:number-columns-repeated="64"/>
        </table:table-row>
        <table:table-row table:style-name="ro30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0" table:default-cell-style-name="ce210"/>
        <table:table-column table:style-name="co46" table:default-cell-style-name="ce210"/>
        <table:table-column table:style-name="co20" table:default-cell-style-name="ce210"/>
        <table:table-column table:style-name="co47" table:default-cell-style-name="ce210"/>
        <table:table-column table:style-name="co46" table:number-columns-repeated="3" table:default-cell-style-name="ce210"/>
        <table:table-column table:style-name="co48" table:default-cell-style-name="ce210"/>
        <table:table-column table:style-name="co49" table:default-cell-style-name="ce210"/>
        <table:table-column table:style-name="co50" table:default-cell-style-name="ce210"/>
        <table:table-column table:style-name="co45" table:default-cell-style-name="ce210"/>
        <table:table-column table:style-name="co1" table:default-cell-style-name="ce210"/>
        <table:table-column table:style-name="co51" table:default-cell-style-name="ce210"/>
        <table:table-column table:style-name="co27" table:default-cell-style-name="ce210"/>
        <table:table-column table:style-name="co1" table:default-cell-style-name="ce210"/>
        <table:table-column table:style-name="co52" table:default-cell-style-name="ce210"/>
        <table:table-column table:style-name="co1" table:default-cell-style-name="ce210"/>
        <table:table-column table:style-name="co30" table:default-cell-style-name="ce210"/>
        <table:table-column table:style-name="co1" table:number-columns-repeated="7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40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2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204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204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10"/>
        <table:table-column table:style-name="co53" table:default-cell-style-name="ce210"/>
        <table:table-column table:style-name="co30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7" table:default-cell-style-name="ce210"/>
        <table:table-column table:style-name="co54" table:default-cell-style-name="ce210"/>
        <table:table-column table:style-name="co61" table:default-cell-style-name="ce210"/>
        <table:table-column table:style-name="co17" table:default-cell-style-name="ce210"/>
        <table:table-column table:style-name="co19" table:number-columns-repeated="3" table:default-cell-style-name="ce210"/>
        <table:table-column table:style-name="co27" table:default-cell-style-name="ce210"/>
        <table:table-column table:style-name="co40" table:default-cell-style-name="ce210"/>
        <table:table-column table:style-name="co34" table:default-cell-style-name="ce210"/>
        <table:table-column table:style-name="co45" table:default-cell-style-name="ce210"/>
        <table:table-column table:style-name="co30" table:default-cell-style-name="ce210"/>
        <table:table-column table:style-name="co24" table:visibility="collapse" table:number-columns-repeated="2" table:default-cell-style-name="ce210"/>
        <table:table-column table:style-name="co1" table:default-cell-style-name="ce210"/>
        <table:table-column table:style-name="co54" table:default-cell-style-name="ce210"/>
        <table:table-column table:style-name="co1" table:number-columns-repeated="9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43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0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5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5"/>
          <table:covered-table-cell table:number-columns-repeated="11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0" table:default-cell-style-name="ce210"/>
        <table:table-column table:style-name="co15" table:default-cell-style-name="ce210"/>
        <table:table-column table:style-name="co21" table:default-cell-style-name="ce210"/>
        <table:table-column table:style-name="co27" table:number-columns-repeated="5" table:default-cell-style-name="ce210"/>
        <table:table-column table:style-name="co52" table:default-cell-style-name="ce210"/>
        <table:table-column table:style-name="co63" table:default-cell-style-name="ce210"/>
        <table:table-column table:style-name="co45" table:default-cell-style-name="ce210"/>
        <table:table-column table:style-name="co1" table:default-cell-style-name="ce210"/>
        <table:table-column table:style-name="co24" table:visibility="collapse" table:number-columns-repeated="2" table:default-cell-style-name="ce210"/>
        <table:table-column table:style-name="co39" table:default-cell-style-name="ce210"/>
        <table:table-column table:style-name="co1" table:number-columns-repeated="11" table:default-cell-style-name="ce210"/>
        <table:table-column table:style-name="co24" table:visibility="collapse" table:default-cell-style-name="ce210"/>
        <table:table-column table:style-name="co1" table:number-columns-repeated="32" table:default-cell-style-name="ce210"/>
        <table:table-row table:style-name="ro46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20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1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8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51" table:number-columns-repeated="3" table:default-cell-style-name="ce210"/>
        <table:table-column table:style-name="co27" table:number-columns-repeated="4" table:default-cell-style-name="ce210"/>
        <table:table-column table:style-name="co65" table:default-cell-style-name="ce210"/>
        <table:table-column table:style-name="co52" table:default-cell-style-name="ce210"/>
        <table:table-column table:style-name="co66" table:default-cell-style-name="ce210"/>
        <table:table-column table:style-name="co45" table:default-cell-style-name="ce210"/>
        <table:table-column table:style-name="co1" table:default-cell-style-name="ce210"/>
        <table:table-column table:style-name="co24" table:visibility="collapse" table:number-columns-repeated="2" table:default-cell-style-name="ce210"/>
        <table:table-column table:style-name="co1" table:number-columns-repeated="7" table:default-cell-style-name="ce210"/>
        <table:table-column table:style-name="co65" table:default-cell-style-name="ce210"/>
        <table:table-column table:style-name="co1" table:number-columns-repeated="3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28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50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10"/>
        <table:table-column table:style-name="co56" table:default-cell-style-name="ce210"/>
        <table:table-column table:style-name="co57" table:default-cell-style-name="ce333"/>
        <table:table-column table:style-name="co58" table:default-cell-style-name="ce210"/>
        <table:table-column table:style-name="co59" table:default-cell-style-name="ce210"/>
        <table:table-column table:style-name="co60" table:number-columns-repeated="59" table:default-cell-style-name="ce210"/>
        <table:table-row table:style-name="ro25">
          <table:table-cell table:style-name="ce157" office:value-type="string" calcext:value-type="string" table:number-columns-spanned="5" table:number-rows-spanned="1">
            <text:p>ENSEIGNEMENTS POUR LE DEPARTEMENT LSO <text:span text:style-name="T14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57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29" office:value-type="string" calcext:value-type="string">
            <text:p>Matière</text:p>
          </table:table-cell>
          <table:table-cell table:style-name="ce332" office:value-type="string" calcext:value-type="string">
            <text:p>Année</text:p>
          </table:table-cell>
          <table:table-cell table:style-name="ce332" office:value-type="string" calcext:value-type="string">
            <text:p>TD</text:p>
          </table:table-cell>
          <table:table-cell table:style-name="ce336" office:value-type="string" calcext:value-type="string">
            <text:p>Nombre de groupes </text:p>
          </table:table-cell>
          <table:table-cell table:style-name="ce339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30" office:value-type="string" calcext:value-type="string">
            <text:p>Outils Maths</text:p>
            <text:p>Mise à niveau</text:p>
          </table:table-cell>
          <table:table-cell table:style-name="ce166" office:value-type="string" calcext:value-type="string">
            <text:p>DEGEAD 1 (30 étudiants/groupe )</text:p>
            <text:p>pour ES</text:p>
            <text:p>pour ES et S</text:p>
          </table:table-cell>
          <table:table-cell table:style-name="ce334" office:value-type="string" calcext:value-type="string">
            <text:p/>
            <text:p>18 h</text:p>
            <text:p>9 h</text:p>
          </table:table-cell>
          <table:table-cell table:style-name="ce337" office:value-type="string" calcext:value-type="string">
            <text:p/>
            <text:p>8</text:p>
            <text:p>24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Informatique 1</text:p>
          </table:table-cell>
          <table:table-cell table:style-name="ce166" office:value-type="string" calcext:value-type="string">
            <text:p>DEGEAD 1 (30 étudiants/groupe)</text:p>
          </table:table-cell>
          <table:table-cell table:style-name="ce334" office:value-type="string" calcext:value-type="string">
            <text:p>27 h</text:p>
          </table:table-cell>
          <table:table-cell table:style-name="ce337" office:value-type="float" office:value="24" calcext:value-type="float">
            <text:p>24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Statistiques 2</text:p>
          </table:table-cell>
          <table:table-cell table:style-name="ce166" office:value-type="string" calcext:value-type="string">
            <text:p>DEGEAD 2 (30 étudiants/groupe)</text:p>
          </table:table-cell>
          <table:table-cell table:style-name="ce334" office:value-type="string" calcext:value-type="string">
            <text:p>42 h</text:p>
          </table:table-cell>
          <table:table-cell table:style-name="ce337" office:value-type="float" office:value="25" calcext:value-type="float">
            <text:p>25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Informatique 2</text:p>
          </table:table-cell>
          <table:table-cell table:style-name="ce166" office:value-type="string" calcext:value-type="string">
            <text:p>DEGEAD 2 (30 étudiants/groupe)</text:p>
          </table:table-cell>
          <table:table-cell table:style-name="ce334" office:value-type="string" calcext:value-type="string">
            <text:p>27 h</text:p>
          </table:table-cell>
          <table:table-cell table:style-name="ce337" office:value-type="float" office:value="25" calcext:value-type="float">
            <text:p>25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Statistiques</text:p>
          </table:table-cell>
          <table:table-cell table:style-name="ce166" office:value-type="string" calcext:value-type="string">
            <text:p>LICENCE SOM, mention Economie Appliquée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float" office:value="4" calcext:value-type="float">
            <text:p>4</text:p>
          </table:table-cell>
          <table:table-cell table:style-name="ce340"/>
          <table:table-cell table:number-columns-repeated="59"/>
        </table:table-row>
        <table:table-row table:style-name="ro44">
          <table:table-cell table:style-name="ce330" office:value-type="string" calcext:value-type="string">
            <text:p>Management scientifique et aide à la décision (1er semestre ou 1er + 2ème)</text:p>
          </table:table-cell>
          <table:table-cell table:style-name="ce166" office:value-type="string" calcext:value-type="string">
            <text:p>LICENCE SOM, mention Gestion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string" calcext:value-type="string">
            <text:p>10 ou 12(5+7)</text:p>
          </table:table-cell>
          <table:table-cell table:style-name="ce340"/>
          <table:table-cell table:number-columns-repeated="59"/>
        </table:table-row>
        <table:table-row table:style-name="ro7">
          <table:table-cell table:style-name="ce330" office:value-type="string" calcext:value-type="string">
            <text:p>Maths appliquées à l'économie</text:p>
          </table:table-cell>
          <table:table-cell table:style-name="ce166" office:value-type="string" calcext:value-type="string">
            <text:p>LICENCE SOM, mention Economie Appliquée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float" office:value="3" calcext:value-type="float">
            <text:p>3</text:p>
          </table:table-cell>
          <table:table-cell table:style-name="ce340"/>
          <table:table-cell table:number-columns-repeated="59"/>
        </table:table-row>
        <table:table-row table:style-name="ro7">
          <table:table-cell table:style-name="ce330" office:value-type="string" calcext:value-type="string">
            <text:p>Statistique économique et sociale</text:p>
          </table:table-cell>
          <table:table-cell table:style-name="ce166" office:value-type="string" calcext:value-type="string">
            <text:p>LICENCE SOM, mention Sciences de la Société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float" office:value="1" calcext:value-type="float">
            <text:p>1</text:p>
          </table:table-cell>
          <table:table-cell table:style-name="ce340"/>
          <table:table-cell table:number-columns-repeated="59"/>
        </table:table-row>
        <table:table-row table:style-name="ro3">
          <table:table-cell table:style-name="ce157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29" office:value-type="string" calcext:value-type="string">
            <text:p>Matière</text:p>
          </table:table-cell>
          <table:table-cell table:style-name="ce332" office:value-type="string" calcext:value-type="string">
            <text:p>Année</text:p>
          </table:table-cell>
          <table:table-cell table:style-name="ce332" office:value-type="string" calcext:value-type="string">
            <text:p>TD</text:p>
          </table:table-cell>
          <table:table-cell table:style-name="ce336" office:value-type="string" calcext:value-type="string">
            <text:p>Nombre de groupes </text:p>
          </table:table-cell>
          <table:table-cell table:style-name="ce339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30" office:value-type="string" calcext:value-type="string">
            <text:p>Maths</text:p>
          </table:table-cell>
          <table:table-cell table:style-name="ce166" office:value-type="string" calcext:value-type="string">
            <text:p>DEGEAD 2 (30 étudiants/groupe)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float" office:value="25" calcext:value-type="float">
            <text:p>25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Maths</text:p>
          </table:table-cell>
          <table:table-cell table:style-name="ce166" office:value-type="string" calcext:value-type="string">
            <text:p>DEGEAD 1 (30 étudiants/groupe)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float" office:value="24" calcext:value-type="float">
            <text:p>24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Statistiques</text:p>
          </table:table-cell>
          <table:table-cell table:style-name="ce166" office:value-type="string" calcext:value-type="string">
            <text:p>DEGEAD 1 (30 étudiants/groupe)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float" office:value="24" calcext:value-type="float">
            <text:p>24</text:p>
          </table:table-cell>
          <table:table-cell table:style-name="ce340"/>
          <table:table-cell table:number-columns-repeated="59"/>
        </table:table-row>
        <table:table-row table:style-name="ro47">
          <table:table-cell table:style-name="ce330" office:value-type="string" calcext:value-type="string">
            <text:p>Matières financières</text:p>
          </table:table-cell>
          <table:table-cell table:style-name="ce166" office:value-type="string" calcext:value-type="string">
            <text:p>LICENCE SOM, mention Economie Appliquée</text:p>
          </table:table-cell>
          <table:table-cell table:style-name="ce334" office:value-type="string" calcext:value-type="string">
            <text:p>18 h</text:p>
          </table:table-cell>
          <table:table-cell table:style-name="ce337" office:value-type="float" office:value="2" calcext:value-type="float">
            <text:p>2</text:p>
          </table:table-cell>
          <table:table-cell table:style-name="ce340"/>
          <table:table-cell table:number-columns-repeated="59"/>
        </table:table-row>
        <table:table-row table:style-name="ro7">
          <table:table-cell table:style-name="ce331" office:value-type="string" calcext:value-type="string">
            <text:p>Logistique et gestion de production</text:p>
          </table:table-cell>
          <table:table-cell table:style-name="ce272" office:value-type="string" calcext:value-type="string">
            <text:p>LICENCE SOM, mention Gestion - option</text:p>
          </table:table-cell>
          <table:table-cell table:style-name="ce335" office:value-type="string" calcext:value-type="string">
            <text:p>36 h</text:p>
          </table:table-cell>
          <table:table-cell table:style-name="ce338" office:value-type="string" calcext:value-type="string">
            <text:p>?</text:p>
          </table:table-cell>
          <table:table-cell table:style-name="ce341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10"/>
        <table:table-column table:style-name="co33" table:default-cell-style-name="ce210"/>
        <table:table-column table:style-name="co68" table:default-cell-style-name="ce210"/>
        <table:table-column table:style-name="co57" table:default-cell-style-name="ce210"/>
        <table:table-column table:style-name="co1" table:default-cell-style-name="ce210"/>
        <table:table-column table:style-name="co69" table:default-cell-style-name="ce210"/>
        <table:table-column table:style-name="co45" table:default-cell-style-name="ce210"/>
        <table:table-column table:style-name="co1" table:default-cell-style-name="ce210"/>
        <table:table-column table:style-name="co68" table:default-cell-style-name="ce210"/>
        <table:table-column table:style-name="co1" table:number-columns-repeated="9" table:default-cell-style-name="ce210"/>
        <table:table-column table:style-name="co24" table:visibility="collapse" table:default-cell-style-name="ce210"/>
        <table:table-column table:style-name="co1" table:number-columns-repeated="45" table:default-cell-style-name="ce210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1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1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51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1:39:08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5-23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5-23T11:40:34.752000000</dc:date>
    <meta:print-date>2016-05-10T12:40:45Z</meta:print-date>
    <meta:editing-duration>PT2H44M9S</meta:editing-duration>
    <meta:editing-cycles>29</meta:editing-cycles>
    <meta:document-statistic meta:table-count="10" meta:cell-count="738" meta:object-count="0"/>
  </office:meta>
</office:document-meta>
</file>